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Graph.paintComponent( Graphics 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neGraph.LineGrap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Graph.setHeight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Graph.setData( double [ ]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ineGraph.setYAxisLabels( String [ ]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Graph.createPaint(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eGraph.setYAxis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Graph.LineGraph( LayoutManager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Graph.nextStr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Graph.drawSample( String _title , String [ ] _xAxisLabels , String _xAxisTitle , String _yAxisTitle , double [ ] [ ] _data , int _width , int _height , Graphics 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LineGraph.nextSha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eGraph.createStrokes(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eGraph.setXAxis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Graph.createShapes(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eGraph.LineGraph( LayoutManager layout , boolean isDoubleBuff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Graph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Graph.setWidth( int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Graph.nextPa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eGraph.setXAxisLabels( String [ ] lab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